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Standard">
      <style:text-properties style:use-window-font-color="true" loext:opacity="0%" style:font-name="Consolas" fo:font-size="6.5pt" fo:language="es" fo:country="ES" fo:font-weight="normal" style:font-name-asian="Courier 10 Pitch" style:font-size-asian="6.5pt" style:font-weight-asian="normal" style:font-name-complex="Consolas1" style:font-size-complex="6.5pt" style:font-weight-complex="normal"/>
    </style:style>
    <style:style style:name="T1" style:family="text">
      <style:text-properties style:font-name="Consolas" fo:font-size="7.5pt" fo:language="es" fo:country="ES" style:font-size-asian="7.5pt" style:font-name-complex="Consolas1" style:font-size-complex="7.5pt"/>
    </style:style>
    <style:style style:name="T2" style:family="text">
      <style:text-properties style:font-name="Consolas" fo:font-size="7.5pt" style:font-size-asian="7.5pt" style:font-name-complex="Consolas1" style:font-size-complex="7.5pt"/>
    </style:style>
    <style:style style:name="T3" style:family="text">
      <style:text-properties style:use-window-font-color="true" loext:opacity="0%" style:font-name="Consolas" fo:font-size="6.5pt" fo:language="es" fo:country="ES" fo:font-weight="normal" style:font-name-asian="Courier 10 Pitch" style:font-size-asian="6.5pt" style:font-weight-asian="normal" style:font-name-complex="Consolas1" style:font-size-complex="6.5pt" style:font-weight-complex="normal"/>
    </style:style>
    <style:style style:name="T4" style:family="text">
      <style:text-properties fo:color="#00b0f0" loext:opacity="100%" style:font-name="Consolas" fo:font-size="6.5pt" fo:language="es" fo:country="ES" fo:font-weight="bold" style:font-name-asian="Courier 10 Pitch" style:font-size-asian="6.5pt" style:font-weight-asian="bold" style:font-name-complex="Consolas1" style:font-size-complex="6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bre mis ojos Oh Cristo</text:span><text:span text:style-name="T2"> (E)</text:span><text:span text:style-name="T2"/></text:h>
      <text:h text:style-name="P1" text:outline-level="1"><text:span text:style-name="T1">Vertical</text:span><text:span text:style-name="T3"/></text:h>
      <text:p text:style-name="Standard"><text:span text:style-name="T4">INTRO</text:span><text:span text:style-name="T4"/></text:p>
      <text:p text:style-name="Standard"><text:span text:style-name="T3">E</text:span><text:span text:style-name="T3"/></text:p>
      <text:p text:style-name="P2"/>
      <text:p text:style-name="Standard"><text:span text:style-name="T4">VERSO x3</text:span><text:span text:style-name="T4"/></text:p>
      <text:p text:style-name="Standard"><text:span text:style-name="T3">E</text:span><text:span text:style-name="T3"/></text:p>
      <text:p text:style-name="Standard"><text:span text:style-name="T3">Abre mis ojos oh Cristo</text:span><text:span text:style-name="T3"/></text:p>
      <text:p text:style-name="Standard"><text:span text:style-name="T3">B</text:span><text:span text:style-name="T3"/></text:p>
      <text:p text:style-name="Standard"><text:span text:style-name="T3">abre mis ojos Señor</text:span><text:span text:style-name="T3"/></text:p>
      <text:p text:style-name="Standard"><text:span text:style-name="T3"><text:s text:c="11"/>A</text:span><text:span text:style-name="T3"/></text:p>
      <text:p text:style-name="Standard"><text:span text:style-name="T3">yo quiero verte</text:span><text:span text:style-name="T3"/></text:p>
      <text:p text:style-name="Standard"><text:span text:style-name="T3"><text:s text:c="11"/>E</text:span><text:span text:style-name="T3"/></text:p>
      <text:p text:style-name="Standard"><text:span text:style-name="T3">yo quiero verte</text:span><text:span text:style-name="T3"/></text:p>
      <text:p text:style-name="P2"/>
      <text:p text:style-name="Standard"><text:span text:style-name="T4">CORO X1</text:span><text:span text:style-name="T4"/></text:p>
      <text:p text:style-name="Standard"><text:span text:style-name="T3"><text:s text:c="11"/>B <text:s text:c="19"/>C#m</text:span><text:span text:style-name="T3"/></text:p>
      <text:p text:style-name="Standard"><text:span text:style-name="T3">Yo quiero verte enaltecido oh Dios</text:span><text:span text:style-name="T3"/></text:p>
      <text:p text:style-name="Standard"><text:span text:style-name="T3"><text:s text:c="4"/>A <text:s text:c="16"/>B</text:span><text:span text:style-name="T3"/></text:p>
      <text:p text:style-name="Standard"><text:span text:style-name="T3">radiante en toda tu gloria</text:span><text:span text:style-name="T3"/></text:p>
      <text:p text:style-name="Standard"><text:span text:style-name="T3"><text:s text:c="4"/>B <text:s text:c="12"/>C#m</text:span><text:span text:style-name="T3"/></text:p>
      <text:p text:style-name="Standard"><text:span text:style-name="T3">derrama hoy tu poder</text:span><text:span text:style-name="T3"/></text:p>
      <text:p text:style-name="Standard"><text:span text:style-name="T3"><text:s text:c="11"/>A <text:s text:c="10"/>B</text:span><text:span text:style-name="T3"/></text:p>
      <text:p text:style-name="Standard"><text:span text:style-name="T3">sobre tu pueblo Padre Santo</text:span><text:span text:style-name="T3"/></text:p>
      <text:p text:style-name="P2"/>
      <text:p text:style-name="Standard"><text:span text:style-name="T4">VERSO x2</text:span><text:span text:style-name="T4"/></text:p>
      <text:p text:style-name="P2"/>
      <text:p text:style-name="Standard"><text:span text:style-name="T4">CORO X3</text:span><text:span text:style-name="T3"/></text:p>
      <text:p text:style-name="P2"/>
      <text:p text:style-name="Standard"><text:span text:style-name="T4">PUENTE X4</text:span><text:span text:style-name="T4"/></text:p>
      <text:p text:style-name="Standard"><text:span text:style-name="T3"><text:s/>E</text:span><text:span text:style-name="T3"/></text:p>
      <text:p text:style-name="Standard"><text:span text:style-name="T3">Santo, Santo, Santo</text:span><text:span text:style-name="T3"/></text:p>
      <text:p text:style-name="Standard"><text:span text:style-name="T3"><text:s/>B</text:span><text:span text:style-name="T3"/></text:p>
      <text:p text:style-name="Standard"><text:span text:style-name="T3">Santo, Santo, Santo</text:span><text:span text:style-name="T3"/></text:p>
      <text:p text:style-name="Standard"><text:span text:style-name="T3"><text:s/>A</text:span><text:span text:style-name="T3"/></text:p>
      <text:p text:style-name="Standard"><text:span text:style-name="T3">Santo, Santo, Santo</text:span><text:span text:style-name="T3"/></text:p>
      <text:p text:style-name="Standard"><text:span text:style-name="T3"><text:s text:c="11"/>E</text:span><text:span text:style-name="T3"/></text:p>
      <text:p text:style-name="Standard"><text:span text:style-name="T3">yo quiero verte.</text:span><text:bookmark text:name="_GoBack"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00%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9pt" fo:language="es" fo:country="ES" fo:font-weight="bold" style:letter-kerning="true" style:font-name-asian="Noto Serif CJK SC" style:font-family-asian="'Noto Serif CJK SC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2T14:44:00</meta:creation-date>
    <meta:initial-creator>Washington Indacochea Delgado</meta:initial-creator>
    <dc:creator>wachin</dc:creator>
    <dc:date>2025-07-30T11:41:13</dc:date>
    <meta:editing-cycles>6</meta:editing-cycles>
    <meta:editing-duration>PT4M</meta:editing-duration>
    <meta:generator>LibreOffice/7.4.7.2$Linux_x86 LibreOffice_project/40$Build-2</meta:generator>
    <meta:document-statistic meta:table-count="0" meta:image-count="0" meta:object-count="0" meta:page-count="1" meta:paragraph-count="33" meta:word-count="82" meta:character-count="479" meta:non-whitespace-character-count="307"/>
    <meta:user-defined meta:name="KSOProductBuildVer">3082-11.1.0.11723</meta:user-defined>
  </office:meta>
</office:document-meta>
</file>